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dpis1" style:master-page-name="MP0" style:family="paragraph">
      <style:paragraph-properties fo:break-before="page"/>
    </style:style>
    <style:style style:name="T2" style:parent-style-name="Standardnípísmoodstavce" style:family="text">
      <style:text-properties style:font-name-asian="Microsoft YaHei" style:font-name-complex="Mangal" fo:font-size="12pt" style:font-size-asian="12pt" style:font-size-complex="12pt"/>
    </style:style>
    <style:style style:name="T3" style:parent-style-name="Standardnípísmoodstavce" style:family="text">
      <style:text-properties fo:font-size="12pt" style:font-size-asian="12pt" style:font-size-complex="12pt"/>
    </style:style>
    <style:style style:name="T4" style:parent-style-name="Standardnípísmoodstavce" style:family="text">
      <style:text-properties style:font-name-asian="Microsoft YaHei" style:font-name-complex="Mangal" fo:font-size="12pt" style:font-size-asian="12pt" style:font-size-complex="12pt"/>
    </style:style>
    <style:style style:name="P5" style:parent-style-name="Textbody" style:family="paragraph">
      <style:text-properties fo:font-weight="bold" style:font-weight-asian="bold" style:font-weight-complex="bold"/>
    </style:style>
    <style:style style:name="T6" style:parent-style-name="Standardnípísmoodstavce" style:family="text">
      <style:text-properties fo:font-weight="bold" style:font-weight-asian="bold" style:font-weight-complex="bold"/>
    </style:style>
    <style:style style:name="P7" style:parent-style-name="Standard" style:family="paragraph"/>
    <style:style style:name="T8" style:parent-style-name="Standardnípísmoodstavce" style:family="text">
      <style:text-properties fo:font-weight="bold" style:font-weight-asian="bold" style:font-weight-complex="bold"/>
    </style:style>
    <style:style style:name="T9" style:parent-style-name="Standardnípísmoodstavce" style:family="text">
      <style:text-properties fo:font-weight="bold" style:font-weight-asian="bold" style:font-weight-complex="bold"/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Standard" style:family="paragraph"/>
    <style:style style:name="T12" style:parent-style-name="Standardnípísmoodstavce" style:family="text">
      <style:text-properties fo:font-weight="bold" style:font-weight-asian="bold" style:font-weight-complex="bold"/>
    </style:style>
    <style:style style:name="T13" style:parent-style-name="Standardnípísmoodstavce" style:family="text">
      <style:text-properties fo:font-weight="bold" style:font-weight-asian="bold" style:font-weight-complex="bold"/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P15" style:parent-style-name="Standard" style:family="paragraph"/>
    <style:style style:name="T16" style:parent-style-name="Standardnípísmoodstavce" style:family="text">
      <style:text-properties fo:font-weight="bold" style:font-weight-asian="bold" style:font-weight-complex="bold"/>
    </style:style>
    <style:style style:name="P17" style:parent-style-name="Textbody" style:family="paragraph">
      <style:paragraph-properties fo:margin-top="0.1652in" fo:margin-bottom="0.0826in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/>
    <style:style style:name="T21" style:parent-style-name="Standardnípísmoodstavce" style:family="text">
      <style:text-properties fo:font-weight="bold" style:font-weight-asian="bold" style:font-weight-complex="bold"/>
    </style:style>
    <style:style style:name="P22" style:parent-style-name="Standard" style:family="paragraph"/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/>
    <style:style style:name="T25" style:parent-style-name="Standardnípísmoodstavce" style:family="text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T36" style:parent-style-name="Standardnípísmoodstavce" style:family="text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/>
    <style:style style:name="T39" style:parent-style-name="Standardnípísmoodstavce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/>
    <style:style style:name="T46" style:parent-style-name="Standardnípísmoodstavce" style:family="text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/>
    <style:style style:name="T55" style:parent-style-name="Standardnípísmoodstavce" style:family="text">
      <style:text-properties fo:font-style="italic" style:font-style-asian="italic" style:font-style-complex="italic"/>
    </style:style>
    <style:style style:name="P56" style:parent-style-name="Standard" style:family="paragraph"/>
    <style:style style:name="T57" style:parent-style-name="Standardnípísmoodstavce" style:family="text">
      <style:text-properties fo:font-style="italic" style:font-style-asian="italic" style:font-style-complex="italic"/>
    </style:style>
    <style:style style:name="P58" style:parent-style-name="Standard" style:family="paragraph"/>
    <style:style style:name="T59" style:parent-style-name="Standardnípísmoodstavce" style:family="text">
      <style:text-properties fo:font-style="italic" style:font-style-asian="italic" style:font-style-complex="italic"/>
    </style:style>
    <style:style style:name="P60" style:parent-style-name="Standard" style:family="paragraph"/>
    <style:style style:name="T61" style:parent-style-name="Standardnípísmoodstavce" style:family="text">
      <style:text-properties fo:font-style="italic" style:font-style-asian="italic" style:font-style-complex="italic"/>
    </style:style>
    <style:style style:name="P62" style:parent-style-name="Standard" style:family="paragraph">
      <style:text-properties fo:font-style="italic" style:font-style-asian="italic" style:font-style-complex="italic"/>
    </style:style>
    <style:style style:name="P63" style:parent-style-name="Standard" style:family="paragraph">
      <style:paragraph-properties fo:margin-top="0.1652in"/>
    </style:style>
    <style:style style:name="T64" style:parent-style-name="Standardnípísmoodstavce" style:family="text">
      <style:text-properties fo:color="#000000"/>
    </style:style>
    <style:style style:name="T65" style:parent-style-name="Standardnípísmoodstavce" style:family="text">
      <style:text-properties fo:color="#000000"/>
    </style:style>
    <style:style style:name="T66" style:parent-style-name="Standardnípísmoodstavce" style:family="text">
      <style:text-properties fo:color="#000000"/>
    </style:style>
    <style:style style:name="T67" style:parent-style-name="Standardnípísmoodstavce" style:family="text">
      <style:text-properties fo:color="#000000"/>
    </style:style>
  </office:automatic-styles>
  <office:body>
    <office:text text:use-soft-page-breaks="true">
      <text:h text:style-name="P1" text:outline-level="1"><text:span text:style-name="T2">Karel Havlíček Borovský</text:span><text:span text:style-name="T3"><text:s/>–<text:s/></text:span><text:span text:style-name="T4">Král Lávra</text:span></text:h>
      <text:p text:style-name="P5">Informace ke knize</text:p>
      <text:p text:style-name="Textbody">literární druh: epika</text:p>
      <text:p text:style-name="Textbody">literární žánr:<text:s/>satirická veršovaná skladba</text:p>
      <text:p text:style-name="Textbody">literární forma: poezie</text:p>
      <text:p text:style-name="Textbody">téma:<text:s/>Strach z posměchu za vzhled.</text:p>
      <text:p text:style-name="Textbody">Kdy: -</text:p>
      <text:p text:style-name="Textbody">kde:<text:s/><text:span text:style-name="T6">Irsko</text:span></text:p>
      <text:p text:style-name="Textbody">kompozice: Chronologická</text:p>
      <text:p text:style-name="Textbody">způsob vyprávění:<text:s/>er-forma</text:p>
      <text:p text:style-name="Textbody">charakteristika postav:</text:p>
      <text:p text:style-name="Textbody">jazykové prostředky:<text:s/></text:p>
      <text:list text:style-name="LFO1" text:continue-numbering="true">
        <text:list-item>
          <text:p text:style-name="P7"><text:span text:style-name="T8">veršovan</text:span><text:s/><text:span text:style-name="T9">král –<text:s/></text:span><text:span text:style-name="T10">hodný, dobromyslný, bojí se posměch za oslí uši</text:span>, 1x za rok popraví holiče</text:p>
        </text:list-item>
        <text:list-item>
          <text:p text:style-name="P11"><text:span text:style-name="T12">K</text:span><text:span text:style-name="T13">ukulín –<text:s/></text:span><text:span text:style-name="T14">poctivý, holič, syn vdovy</text:span>, tíží ho královo tajemství (řekl ho vrbě)</text:p>
        </text:list-item>
        <text:list-item>
          <text:p text:style-name="P15"><text:span text:style-name="T16">Červíček –<text:s/></text:span>muzikant, jehož basa vyzradí tajemství na bále, neboť měl smyčec z vrby</text:p>
        </text:list-item>
      </text:list>
      <text:p text:style-name="Textbody">á skladba, personifikace, ironie, alegorie</text:p>
      <text:p text:style-name="P17">Kontext díla</text:p>
      <text:p text:style-name="P18">Karel Havlíček Borovský</text:p>
      <text:p text:style-name="Standard">život:<text:tab/></text:p>
      <text:list text:style-name="LFO2" text:continue-numbering="true">
        <text:list-item>
          <text:p text:style-name="P19">novinář, spisovatel, vlastenec a politik</text:p>
        </text:list-item>
        <text:list-item>
          <text:p text:style-name="P20"><text:span text:style-name="T21">hrdina – bojoval za názory lidí</text:span><text:s/>(proti církvi a politice)</text:p>
        </text:list-item>
        <text:list-item>
          <text:p text:style-name="P22">Borovský je odvozen od<text:s/>místa narození (Borová)</text:p>
        </text:list-item>
        <text:list-item>
          <text:p text:style-name="P23">založil Národní noviny, po zastavení vydával v Kutné Hoře týdeník Slovan</text:p>
        </text:list-item>
        <text:list-item>
          <text:p text:style-name="P24"><text:span text:style-name="T25">základy moderní žurnalistiky</text:span><text:s/>[Pražské noviny, časopis Slovan – redaktor; Národní noviny – zakladatel (Příloha skřítek – kritické texty)]</text:p>
        </text:list-item>
        <text:list-item>
          <text:p text:style-name="P26">největší kritik soudobé společnosti</text:p>
        </text:list-item>
        <text:list-item>
          <text:p text:style-name="P27">1851 deportován do Brixenu – bez soudního rozhodnutí, ale na doporučení A.Bacha – psal zde texty, byl pod stálým dohledem, v ČR měl ženu a dceru – 1855 povolen návrat z důvodu nemoci – žena po smrti – 1856 <text:s/>umírá</text:p>
        </text:list-item>
        <text:list-item>
          <text:p text:style-name="P28">jeho pohřeb = demonstrace – B. Němcová pokládá na hro trnovou korunu</text:p>
        </text:list-item>
        <text:list-item>
          <text:p text:style-name="P29">politicky tzv. Druhá generace národních buditelů</text:p>
        </text:list-item>
      </text:list>
      <text:p text:style-name="Standard"/>
      <text:p text:style-name="Standard">další díla:</text:p>
      <text:list text:style-name="LFO3" text:continue-numbering="true">
        <text:list-item>
          <text:p text:style-name="P30">Obrazy z Rus</text:p>
        </text:list-item>
        <text:list-item>
          <text:p text:style-name="P31">Epigramy</text:p>
        </text:list-item>
      </text:list>
      <text:p text:style-name="Standard">literární kontext:</text:p>
      <text:p text:style-name="P32">Realismus</text:p>
      <text:list text:style-name="LFO4" text:continue-numbering="true">
        <text:list-item>
          <text:p text:style-name="P33">2. polovina 19. stol.</text:p>
        </text:list-item>
        <text:list-item>
          <text:p text:style-name="P34">„realis“ = skutečný → realita, skutečnost</text:p>
        </text:list-item>
        <text:list-item>
          <text:p text:style-name="P35"><text:span text:style-name="T36">průmyslová revoluce</text:span>:</text:p>
          <text:list text:continue-numbering="true">
            <text:list-item>
              <text:p text:style-name="P37">rozvoj vědy a hospodářství</text:p>
            </text:list-item>
            <text:list-item>
              <text:p text:style-name="P38"><text:span text:style-name="T39">vzrůst lidského sebevědomí</text:span></text:p>
            </text:list-item>
            <text:list-item>
              <text:p text:style-name="P40">rozdíly mezi bohatými a chudými</text:p>
            </text:list-item>
          </text:list>
        </text:list-item>
        <text:list-item>
          <text:p text:style-name="P41">znaky:</text:p>
          <text:list text:continue-numbering="true">
            <text:list-item>
              <text:p text:style-name="P42">podat celkový a pravdivý obraz společnosti</text:p>
            </text:list-item>
            <text:list-item>
              <text:p text:style-name="P43">kritika nedostatků společnosti</text:p>
            </text:list-item>
            <text:list-item>
              <text:p text:style-name="P44">autor nebývá součástí díla</text:p>
            </text:list-item>
            <text:list-item>
              <text:p text:style-name="P45"><text:span text:style-name="T46">hl. hrdina se vyvíjí (mění se)</text:span><text:s/>= typizace = na<text:s/>jednotlivci jsou zobrazeny vlastnosti shodné s větší skupinou lidí</text:p>
            </text:list-item>
            <text:list-item>
              <text:p text:style-name="P47">romány, divadelní hry</text:p>
            </text:list-item>
          </text:list>
        </text:list-item>
      </text:list>
      <text:p text:style-name="P48">Naturalismus</text:p>
      <text:list text:style-name="LFO5" text:continue-numbering="true">
        <text:list-item>
          <text:p text:style-name="P49">krajní směr realismus</text:p>
        </text:list-item>
        <text:list-item>
          <text:p text:style-name="P50">člověk je ovlivněn:</text:p>
          <text:list text:continue-numbering="true">
            <text:list-item>
              <text:p text:style-name="P51">geneticky/dědičně</text:p>
            </text:list-item>
            <text:list-item>
              <text:p text:style-name="P52">prostředím</text:p>
            </text:list-item>
            <text:list-item>
              <text:p text:style-name="P53">výchovou</text:p>
            </text:list-item>
          </text:list>
        </text:list-item>
      </text:list>
      <text:p text:style-name="Standard">další autoři:</text:p>
      <text:list text:style-name="LFO6" text:continue-numbering="true">
        <text:list-item>
          <text:p text:style-name="P54"><text:span text:style-name="T55">Božena Němcová<text:s/></text:span>→ Divá Bára, Babička</text:p>
        </text:list-item>
        <text:list-item>
          <text:p text:style-name="P56"><text:span text:style-name="T57">Charles Dickens</text:span><text:s/>→ Oliver Twist</text:p>
        </text:list-item>
        <text:list-item>
          <text:p text:style-name="P58"><text:span text:style-name="T59">Émile Zola</text:span><text:s/>→ Zabiják</text:p>
        </text:list-item>
        <text:list-item>
          <text:p text:style-name="P60"><text:span text:style-name="T61">Henrik Ibsen</text:span><text:s/>→ Nora/Domeček pro panenky/Domov loutek</text:p>
        </text:list-item>
      </text:list>
      <text:p text:style-name="P62"/>
      <text:p text:style-name="P63">Děj:<text:s/><text:span text:style-name="T64"><office:annotation><dc:date>2022-09-26T18:21:00</dc:date><text:p text:style-name="Normální">&lt;!--StartFragment--&gt;</text:p></office:annotation></text:span><text:span text:style-name="T65">Král Lávra je dobromyslný a poddanými oblíbený irský král s jedinou špatnou vlastností - každý rok se nechá pouze jednou ostříhat a svého holiče potom nechá pověsti. Nikdo neví, proč to král dělá, a jinak velmi oblíbenému panovníkovi je to ostře vytýkáno. Jednou je za královského lazebníka vybrán Kukulín, syn dobré vdovy. Vdova se za svého jediného syna postaví a přemlouvá krále, aby ho nenechal popravit. Dobrosrdečný Lávra souhlasí a ustanoví Kukulína svým osobním holičem pod podmínkou, že nikomu neprozrad</text:span><text:span text:style-name="T66">í to, co pokaždé, když Lávru stříhá, vidí na královské hlavě. Kukulína ale tajemství pálí, a tak ho pošeptá alespoň do dutiny staré vrby. Naneštěstí si z této vrby vyrobí smyčec jeden muzikant, jenž hraje na zámku u krále Lávry. Při plese zpívající basa vyzradí, že Lávra pod vlasy skrývá oslí uši. Nejprve je z toho velké pozdvižení, ale pak si poddaní uvědomí, že je to jediná vada, a není zase tak hrozná, a tak Lávra od té doby může nosit své oslí uši beze studu viditelně a veřejně.</text:span><text:span text:style-name="T67"><office:annotation><dc:date>2022-09-26T18:21:00</dc:date><text:p text:style-name="Normální">&lt;!--EndFragment--&gt;</text:p></office:annotation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paragraph-properties fo:text-align="center" fo:margin-top="0.1652in" fo:margin-bottom="0.1652in" fo:margin-left="0.2993in" fo:text-indent="-0.2993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ázevhlavníkapitoly" style:display-name="Název hlavní kapitoly" style:family="paragraph" style:parent-style-name="Standard">
      <style:paragraph-properties fo:margin-top="0.1965in"/>
      <style:text-properties fo:font-weight="bold" style:font-weight-asian="bold" fo:hyphenate="false"/>
    </style:style>
    <style:style style:name="Názevtextu" style:display-name="Název textu" style:family="paragraph" style:parent-style-name="Názevhlavníkapitoly">
      <style:paragraph-properties fo:text-align="center" fo:margin-top="0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komentáře" style:display-name="Text komentáře" style:family="paragraph" style:parent-style-name="Normální">
      <style:text-properties fo:font-size="10pt" style:font-size-asian="10pt" style:font-size-complex="9pt" fo:hyphenate="false"/>
    </style:style>
    <style:style style:name="TextkomentářeChar" style:display-name="Text komentáře Char" style:family="text" style:parent-style-name="Standardnípísmoodstavce">
      <style:text-properties fo:font-size="10pt" style:font-size-asian="10pt" style:font-size-complex="9pt"/>
    </style:style>
    <style:style style:name="Odkaznakomentář" style:display-name="Odkaz na komentář" style:family="text" style:parent-style-name="Standardnípísmoodstavce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4-10-27T16:02:00Z</meta:creation-date>
    <dc:date>2024-05-15T17:21:00Z</dc:date>
    <meta:template xlink:href="Normal.dotm" xlink:type="simple"/>
    <meta:editing-cycles>15</meta:editing-cycles>
    <meta:editing-duration>PT7560S</meta:editing-duration>
    <meta:document-statistic meta:page-count="1" meta:paragraph-count="6" meta:word-count="461" meta:character-count="3089" meta:row-count="21" meta:non-whitespace-character-count="2634"/>
  </office:meta>
</office:document-meta>
</file>